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, sans-serif"/>
    <style:font-face style:name="Droid Sans Devanagari1" svg:font-family="'Droid Sans Devanagari'" style:font-family-generic="swiss"/>
    <style:font-face style:name="Fira Code" svg:font-family="'Fira Code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use-window-font-color="true" loext:opacity="0%" style:font-name="Fira Code" officeooo:rsid="000d8e5c" officeooo:paragraph-rsid="000d8e5c"/>
    </style:style>
    <style:style style:name="P2" style:family="paragraph" style:parent-style-name="Standard">
      <style:paragraph-properties fo:text-align="justify" style:justify-single-word="false"/>
      <style:text-properties style:use-window-font-color="true" loext:opacity="0%" style:font-name="Fira Code" officeooo:paragraph-rsid="000d8e5c"/>
    </style:style>
    <style:style style:name="P3" style:family="paragraph" style:parent-style-name="Standard">
      <style:paragraph-properties fo:text-align="justify" style:justify-single-word="false"/>
      <style:text-properties style:use-window-font-color="true" loext:opacity="0%" style:font-name="Fira Code" officeooo:paragraph-rsid="000e1c96"/>
    </style:style>
    <style:style style:name="P4" style:family="paragraph" style:parent-style-name="Standard">
      <style:paragraph-properties fo:text-align="justify" style:justify-single-word="false"/>
      <style:text-properties style:use-window-font-color="true" loext:opacity="0%" style:font-name="Fira Code" officeooo:rsid="000f0f38" officeooo:paragraph-rsid="000f0f38"/>
    </style:style>
    <style:style style:name="P5" style:family="paragraph" style:parent-style-name="Standard">
      <style:paragraph-properties fo:text-align="justify" style:justify-single-word="false"/>
      <style:text-properties style:use-window-font-color="true" loext:opacity="0%" style:font-name="Fira Code" officeooo:rsid="001103e0" officeooo:paragraph-rsid="0012dc70"/>
    </style:style>
    <style:style style:name="P6" style:family="paragraph" style:parent-style-name="Standard">
      <style:paragraph-properties fo:text-align="justify" style:justify-single-word="false"/>
      <style:text-properties style:use-window-font-color="true" loext:opacity="0%" style:font-name="Fira Code" officeooo:rsid="0012dc70" officeooo:paragraph-rsid="0012dc70"/>
    </style:style>
    <style:style style:name="P7" style:family="paragraph" style:parent-style-name="Standard">
      <style:paragraph-properties fo:text-align="justify" style:justify-single-word="false"/>
      <style:text-properties style:use-window-font-color="true" loext:opacity="0%" style:font-name="Fira Code" officeooo:rsid="00162862" officeooo:paragraph-rsid="00162862"/>
    </style:style>
    <style:style style:name="T1" style:family="text">
      <style:text-properties officeooo:rsid="000d8e5c"/>
    </style:style>
    <style:style style:name="T2" style:family="text">
      <style:text-properties fo:font-variant="normal" fo:text-transform="none" fo:font-size="12pt" fo:letter-spacing="normal" fo:font-style="normal" fo:font-weight="normal"/>
    </style:style>
    <style:style style:name="T3" style:family="text">
      <style:text-properties fo:font-variant="normal" fo:text-transform="none" fo:font-size="12pt" fo:letter-spacing="normal" fo:font-style="normal" fo:font-weight="normal" officeooo:rsid="001103e0"/>
    </style:style>
    <style:style style:name="T4" style:family="text">
      <style:text-properties fo:font-variant="normal" fo:text-transform="none" fo:font-size="12pt" fo:letter-spacing="normal" fo:font-style="normal" fo:font-weight="normal" officeooo:rsid="0012dc70"/>
    </style:style>
    <style:style style:name="T5" style:family="text">
      <style:text-properties fo:font-variant="normal" fo:text-transform="none" fo:font-size="12pt" fo:letter-spacing="normal" fo:font-style="normal" fo:font-weight="normal" officeooo:rsid="00162862"/>
    </style:style>
    <style:style style:name="T6" style:family="text">
      <style:text-properties fo:font-variant="normal" fo:text-transform="none" fo:font-size="12pt" fo:letter-spacing="normal" fo:font-style="normal" fo:font-weight="normal" officeooo:rsid="0017158d"/>
    </style:style>
    <style:style style:name="T7" style:family="text">
      <style:text-properties fo:font-variant="normal" fo:text-transform="none" fo:font-size="12pt" fo:letter-spacing="normal" fo:font-style="normal" fo:font-weight="normal" officeooo:rsid="0018e729"/>
    </style:style>
    <style:style style:name="T8" style:family="text">
      <style:text-properties fo:font-variant="normal" fo:text-transform="none" fo:font-size="12pt" fo:letter-spacing="normal" fo:font-style="normal" fo:font-weight="normal" officeooo:rsid="001a4247"/>
    </style:style>
    <style:style style:name="T9" style:family="text">
      <style:text-properties officeooo:rsid="000e1c96"/>
    </style:style>
    <style:style style:name="T10" style:family="text">
      <style:text-properties officeooo:rsid="00107771"/>
    </style:style>
    <style:style style:name="T11" style:family="text">
      <style:text-properties officeooo:rsid="001103e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hiago Maurat Martins Dias – Mesa de trabalho - Aula04</text:p>
      <text:p text:style-name="P2"/>
      <text:p text:style-name="P2"><text:span text:style-name="T1">1) </text:span>Para os exercícios 1 e 2, descreva em suas palavras o que você acabou de fazer.</text:p>
      <text:p text:style-name="P2"/>
      <text:p text:style-name="P3"><text:span text:style-name="T9">R: </text:span><text:span text:style-name="T10">Foi criado através do script do vagrant uma máquina virtual cliente e outra servidor. </text:span><text:span text:style-name="T11">Assim, através do tcpdump, que funciona como um</text:span><text:span text:style-name="T2"> analisador de pacotes executado sob linhas de comandos, é </text:span><text:span text:style-name="T3">possível</text:span><text:span text:style-name="T2"> ao usuário exibir TCP / IP e outros pacotes que estejam sendo transmitidos ou recebidos através de uma rede à qual o computador está conectado e funciona para a maioria dos sistemas operacionais semelhantes ao Unix.</text:span></text:p>
      <text:p text:style-name="P3"><text:span text:style-name="T2"/></text:p>
      <text:p text:style-name="P4"><text:span text:style-name="T2">2) 2. Explique para que serve cada um dos seguintes conceitos: tcpdump, curl, ping e o protocolo ICMP.</text:span></text:p>
      <text:p text:style-name="P4"><text:span text:style-name="T2"/></text:p>
      <text:p text:style-name="P5"><text:span text:style-name="T2">R: tcpdump: </text:span><text:span text:style-name="T4">funciona </text:span><text:span text:style-name="T2">como um analisador de pacotes executado sob linhas de comandos, é possível ao usuário exibir TCP / IP e outros pacotes que estejam sendo transmitidos ou recebidos através de uma rede à qual o computador está conectado e funciona para a maioria dos sistemas operacionais semelhantes ao Unix.</text:span></text:p>
      <text:p text:style-name="P5"><text:span text:style-name="T2"/></text:p>
      <text:p text:style-name="P6"><text:span text:style-name="T2">Curl: O Curl é um projeto de software que fornece uma biblioteca e uma ferramente de linha de comando, que tem a finalidade de transferir dados usando vários protocolos.</text:span></text:p>
      <text:p text:style-name="P6"><text:span text:style-name="T2"/></text:p>
      <text:p text:style-name="P6"><text:span text:style-name="T2">Ping: É um comando que é utilizado com o objetivo de testar a conectividade entre dois usuários em uma rede.</text:span></text:p>
      <text:p text:style-name="P6"><text:span text:style-name="T2"/></text:p>
      <text:p text:style-name="P6"><text:span text:style-name="T2">Protocolo ICMP: <text:s/></text:span><text:span text:style-name="T5">Ele</text:span><text:span text:style-name="T2"> é usado para a transmissão de mensagens de erro ou outras mensagens destinadas ao TCP/IP.</text:span></text:p>
      <text:p text:style-name="P6"><text:span text:style-name="T2"/></text:p>
      <text:p text:style-name="P7"><text:span text:style-name="T2">3) No caso do Exercício 1, quantos pacotes o tcpdump capturou?</text:span></text:p>
      <text:p text:style-name="P7"><text:span text:style-name="T2"/></text:p>
      <text:p text:style-name="P7"><text:span text:style-name="T2">R: O tcpdump capturou dois pacotes</text:span></text:p>
      <text:p text:style-name="P7"><text:span text:style-name="T2"/></text:p>
      <text:p text:style-name="P7"><text:span text:style-name="T2">4. No caso do exercício 2, você identificou o pacote no qual o servidor transfere o conteúdo HTML para o curl?</text:span></text:p>
      <text:p text:style-name="P7"><text:span text:style-name="T2"/></text:p>
      <text:p text:style-name="P7"><text:span text:style-name="T2">R: Sim, </text:span><text:span text:style-name="T6">visto que, </text:span><text:span text:style-name="T8">após observado pelo tcpdump, </text:span><text:span text:style-name="T7">apenas um deles mantém o conteúdo HTML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, sans-serif"/>
    <style:font-face style:name="Droid Sans Devanagari1" svg:font-family="'Droid Sans Devanagari'" style:font-family-generic="swiss"/>
    <style:font-face style:name="Fira Code" svg:font-family="'Fira Code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26T10:15:40.282353866</meta:creation-date>
    <dc:date>2021-10-26T10:58:06.864389811</dc:date>
    <meta:editing-duration>PT17S</meta:editing-duration>
    <meta:editing-cycles>1</meta:editing-cycles>
    <meta:document-statistic meta:table-count="0" meta:image-count="0" meta:object-count="0" meta:page-count="1" meta:paragraph-count="12" meta:word-count="284" meta:character-count="1648" meta:non-whitespace-character-count="1374"/>
    <meta:generator>LibreOffice/7.1.6.2.0$Linux_X86_64 LibreOffice_project/10$Build-2</meta:generator>
  </office:meta>
</office:document-meta>
</file>